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5f8" officeooo:paragraph-rsid="000165f8"/>
    </style:style>
    <style:style style:name="P2" style:family="paragraph" style:parent-style-name="Text_20_body">
      <style:text-properties officeooo:rsid="0002902d" officeooo:paragraph-rsid="0002902d"/>
    </style:style>
    <style:style style:name="P3" style:family="paragraph" style:parent-style-name="Text_20_body">
      <style:text-properties officeooo:rsid="0002902d" officeooo:paragraph-rsid="001bfd1f"/>
    </style:style>
    <style:style style:name="P4" style:family="paragraph" style:parent-style-name="Text_20_body">
      <style:text-properties officeooo:rsid="000467a9" officeooo:paragraph-rsid="000467a9"/>
    </style:style>
    <style:style style:name="P5" style:family="paragraph" style:parent-style-name="Text_20_body">
      <style:text-properties officeooo:rsid="0005d3b9" officeooo:paragraph-rsid="0005d3b9"/>
    </style:style>
    <style:style style:name="P6" style:family="paragraph" style:parent-style-name="Text_20_body">
      <style:text-properties officeooo:rsid="00079427" officeooo:paragraph-rsid="00079427"/>
    </style:style>
    <style:style style:name="P7" style:family="paragraph" style:parent-style-name="Text_20_body">
      <style:text-properties officeooo:rsid="000c0764" officeooo:paragraph-rsid="000debd3"/>
    </style:style>
    <style:style style:name="P8" style:family="paragraph" style:parent-style-name="Text_20_body">
      <style:text-properties officeooo:rsid="000debd3" officeooo:paragraph-rsid="000debd3"/>
    </style:style>
    <style:style style:name="P9" style:family="paragraph" style:parent-style-name="Text_20_body">
      <style:text-properties officeooo:rsid="0012c8cb" officeooo:paragraph-rsid="0012c8cb"/>
    </style:style>
    <style:style style:name="P10" style:family="paragraph" style:parent-style-name="Standard">
      <style:paragraph-properties fo:line-height="100%"/>
      <style:text-properties officeooo:paragraph-rsid="002115de"/>
    </style:style>
    <style:style style:name="P11" style:family="paragraph" style:parent-style-name="Text_20_body" style:list-style-name="L1">
      <style:text-properties officeooo:rsid="00018662" officeooo:paragraph-rsid="00018662"/>
    </style:style>
    <style:style style:name="P12" style:family="paragraph" style:parent-style-name="Text_20_body" style:list-style-name="L1">
      <style:text-properties officeooo:rsid="00018662" officeooo:paragraph-rsid="0002902d"/>
    </style:style>
    <style:style style:name="P13" style:family="paragraph" style:parent-style-name="Text_20_body" style:list-style-name="L2">
      <style:text-properties officeooo:rsid="0002902d" officeooo:paragraph-rsid="0002902d"/>
    </style:style>
    <style:style style:name="P14" style:family="paragraph" style:parent-style-name="Text_20_body" style:list-style-name="L3">
      <style:text-properties officeooo:rsid="000ece2a" officeooo:paragraph-rsid="000ece2a"/>
    </style:style>
    <style:style style:name="P15" style:family="paragraph" style:parent-style-name="Text_20_body" style:list-style-name="L3">
      <style:text-properties officeooo:rsid="00105cd1" officeooo:paragraph-rsid="00105cd1"/>
    </style:style>
    <style:style style:name="P16" style:family="paragraph" style:parent-style-name="Text_20_body" style:list-style-name="L4">
      <style:text-properties officeooo:rsid="000467a9" officeooo:paragraph-rsid="000467a9"/>
    </style:style>
    <style:style style:name="P17" style:family="paragraph" style:parent-style-name="Text_20_body" style:list-style-name="L4">
      <style:text-properties officeooo:rsid="000467a9" officeooo:paragraph-rsid="0020a0cf"/>
    </style:style>
    <style:style style:name="P18" style:family="paragraph" style:parent-style-name="Text_20_body" style:list-style-name="L5">
      <style:text-properties officeooo:rsid="000544be" officeooo:paragraph-rsid="000544be"/>
    </style:style>
    <style:style style:name="P19" style:family="paragraph" style:parent-style-name="Text_20_body" style:list-style-name="L5">
      <style:text-properties officeooo:rsid="000544be" officeooo:paragraph-rsid="00210653"/>
    </style:style>
    <style:style style:name="P20" style:family="paragraph" style:parent-style-name="Text_20_body" style:list-style-name="L5">
      <style:text-properties officeooo:rsid="0005d3b9" officeooo:paragraph-rsid="0005d3b9"/>
    </style:style>
    <style:style style:name="P21" style:family="paragraph" style:parent-style-name="Text_20_body">
      <style:text-properties officeooo:rsid="0005d3b9" officeooo:paragraph-rsid="00210653"/>
    </style:style>
    <style:style style:name="P22" style:family="paragraph" style:parent-style-name="Text_20_body">
      <style:text-properties officeooo:rsid="001d4167" officeooo:paragraph-rsid="001d4167"/>
    </style:style>
    <style:style style:name="P23" style:family="paragraph" style:parent-style-name="Text_20_body" style:list-style-name="L1">
      <style:text-properties officeooo:rsid="001d4167" officeooo:paragraph-rsid="001d4167"/>
    </style:style>
    <style:style style:name="P24" style:family="paragraph" style:parent-style-name="Text_20_body" style:list-style-name="L1">
      <style:text-properties officeooo:rsid="001d4167" officeooo:paragraph-rsid="0020a0cf"/>
    </style:style>
    <style:style style:name="P25" style:family="paragraph" style:parent-style-name="Text_20_body">
      <style:text-properties officeooo:rsid="00079427" officeooo:paragraph-rsid="00079427"/>
    </style:style>
    <style:style style:name="P26" style:family="paragraph" style:parent-style-name="Text_20_body">
      <style:text-properties officeooo:rsid="00202329" officeooo:paragraph-rsid="00202329"/>
    </style:style>
    <style:style style:name="P27" style:family="paragraph" style:parent-style-name="Text_20_body">
      <style:text-properties officeooo:rsid="00210653" officeooo:paragraph-rsid="00210653"/>
    </style:style>
    <style:style style:name="P28" style:family="paragraph" style:parent-style-name="Text_20_body">
      <style:text-properties officeooo:rsid="000c0764" officeooo:paragraph-rsid="00210653"/>
    </style:style>
    <style:style style:name="P29" style:family="paragraph" style:parent-style-name="Text_20_body">
      <style:text-properties officeooo:paragraph-rsid="002115de"/>
    </style:style>
    <style:style style:name="P30" style:family="paragraph" style:parent-style-name="Text_20_body">
      <style:text-properties officeooo:rsid="0009021f" officeooo:paragraph-rsid="002115de"/>
    </style:style>
    <style:style style:name="P31" style:family="paragraph" style:parent-style-name="Text_20_body" style:list-style-name="L6">
      <style:text-properties officeooo:rsid="000a03a0" officeooo:paragraph-rsid="002115de"/>
    </style:style>
    <style:style style:name="P32" style:family="paragraph" style:parent-style-name="Text_20_body" style:list-style-name="L6">
      <style:paragraph-properties fo:line-height="100%"/>
      <style:text-properties officeooo:rsid="00084452" officeooo:paragraph-rsid="002115de"/>
    </style:style>
    <style:style style:name="P33" style:family="paragraph" style:parent-style-name="Text_20_body" style:list-style-name="L6">
      <style:text-properties officeooo:rsid="00084452" officeooo:paragraph-rsid="002115de"/>
    </style:style>
    <style:style style:name="P34" style:family="paragraph" style:parent-style-name="Text_20_body" style:list-style-name="L6">
      <style:text-properties officeooo:rsid="00098a7f" officeooo:paragraph-rsid="002115de"/>
    </style:style>
    <style:style style:name="P35" style:family="paragraph" style:parent-style-name="Text_20_body" style:list-style-name="L6">
      <style:paragraph-properties fo:line-height="100%"/>
      <style:text-properties officeooo:paragraph-rsid="002115de"/>
    </style:style>
    <style:style style:name="P36" style:family="paragraph" style:parent-style-name="Text_20_body" style:list-style-name="L6">
      <style:paragraph-properties fo:line-height="100%"/>
      <style:text-properties officeooo:paragraph-rsid="0022cbb6"/>
    </style:style>
    <style:style style:name="P37" style:family="paragraph" style:parent-style-name="Heading_20_2">
      <style:text-properties officeooo:rsid="001e303d" officeooo:paragraph-rsid="001e303d"/>
    </style:style>
    <style:style style:name="P38" style:family="paragraph" style:parent-style-name="Heading_20_2">
      <style:text-properties officeooo:rsid="00210653" officeooo:paragraph-rsid="00210653"/>
    </style:style>
    <style:style style:name="P39" style:family="paragraph" style:parent-style-name="Heading">
      <style:text-properties officeooo:rsid="002115de" officeooo:paragraph-rsid="002115de"/>
    </style:style>
    <style:style style:name="P40" style:family="paragraph" style:parent-style-name="Footer">
      <style:paragraph-properties fo:text-align="center" style:justify-single-word="false"/>
    </style:style>
    <style:style style:name="T1" style:family="text">
      <style:text-properties officeooo:rsid="000165f8"/>
    </style:style>
    <style:style style:name="T2" style:family="text">
      <style:text-properties officeooo:rsid="00018662"/>
    </style:style>
    <style:style style:name="T3" style:family="text">
      <style:text-properties officeooo:rsid="0002902d"/>
    </style:style>
    <style:style style:name="T4" style:family="text">
      <style:text-properties officeooo:rsid="000467a9"/>
    </style:style>
    <style:style style:name="T5" style:family="text">
      <style:text-properties officeooo:rsid="0005d3b9"/>
    </style:style>
    <style:style style:name="T6" style:family="text">
      <style:text-properties officeooo:rsid="00079427"/>
    </style:style>
    <style:style style:name="T7" style:family="text">
      <style:text-properties officeooo:rsid="000a8341"/>
    </style:style>
    <style:style style:name="T8" style:family="text">
      <style:text-properties officeooo:rsid="000c0764"/>
    </style:style>
    <style:style style:name="T9" style:family="text">
      <style:text-properties officeooo:rsid="000debd3"/>
    </style:style>
    <style:style style:name="T10" style:family="text">
      <style:text-properties officeooo:rsid="000ece2a"/>
    </style:style>
    <style:style style:name="T11" style:family="text">
      <style:text-properties officeooo:rsid="00105cd1"/>
    </style:style>
    <style:style style:name="T12" style:family="text">
      <style:text-properties officeooo:rsid="0011127f"/>
    </style:style>
    <style:style style:name="T13" style:family="text">
      <style:text-properties officeooo:rsid="00160ec3"/>
    </style:style>
    <style:style style:name="T14" style:family="text">
      <style:text-properties officeooo:rsid="001bfd1f"/>
    </style:style>
    <style:style style:name="T15" style:family="text">
      <style:text-properties officeooo:rsid="001e303d"/>
    </style:style>
    <style:style style:name="T16" style:family="text">
      <style:text-properties officeooo:rsid="00202329"/>
    </style:style>
    <style:style style:name="T17" style:family="text">
      <style:text-properties officeooo:rsid="0020a0cf"/>
    </style:style>
    <style:style style:name="T18" style:family="text">
      <style:text-properties officeooo:rsid="00210653"/>
    </style:style>
    <style:style style:name="T19" style:family="text">
      <style:text-properties fo:font-weight="bold" officeooo:rsid="001e303d" style:font-weight-asian="bold" style:font-weight-complex="bold"/>
    </style:style>
    <style:style style:name="T20" style:family="text">
      <style:text-properties officeooo:rsid="002115de"/>
    </style:style>
    <style:style style:name="T21" style:family="text">
      <style:text-properties officeooo:rsid="000ad11b"/>
    </style:style>
    <style:style style:name="T22" style:family="text">
      <style:text-properties officeooo:rsid="00098a7f"/>
    </style:style>
    <style:style style:name="T23" style:family="text">
      <style:text-properties officeooo:rsid="00084452"/>
    </style:style>
    <style:style style:name="T24" style:family="text">
      <style:text-properties officeooo:rsid="0022cb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Score Installation</text:h>
      <text:h text:style-name="Heading_20_2" text:outline-level="2">Prerequisites</text:h>
      <text:p text:style-name="P6">A server PC with <text:span text:style-name="T1">Windows 10 (which includes Internet Information Services (IIS) 10), <text:s/>.NET Framework 4.6.1 and ASP.NET 4.7</text:span></text:p>
      <text:p text:style-name="P5">A local wireless (Wi-Fi) network, <text:span text:style-name="T6">ideally using a dedicated network and router not connected to the internet</text:span></text:p>
      <text:p text:style-name="P6">Tablets, phones or other devices with an internet browser that supports Javascript (ie any mainstream browser). <text:s/>For a<text:span text:style-name="T7">n Android</text:span> <text:span text:style-name="T7">full-screen </text:span>locked-down browser, Fully Kiosk Browser (<text:a xlink:type="simple" xlink:href="https://www.ozerov.de/fully-kiosk-browser/" text:style-name="Internet_20_link" text:visited-style-name="Visited_20_Internet_20_Link">https://www.ozerov.de/fully-kiosk-browser/</text:a>) has been used successfully.</text:p>
      <text:p text:style-name="P27">A scoring program that creates a Bridgemate-compatible scoring database (.bws file).</text:p>
      <text:p text:style-name="P22">TabScore has 2 installer files (TabScoreIISSetup.msi and TabScoreSetup.msi) for an automated installation or a zip file (TabScore.zip) for a manual installation <text:span text:style-name="T15">of the necessary files.</text:span></text:p>
      <text:h text:style-name="Heading_20_2" text:outline-level="2">IIS Installation</text:h>
      <text:p text:style-name="P22">IIS provides the framework to run a web application on the server PC. <text:s/>It is a feature of Windows 10, but it is not installed by default. <text:s/>To install IIS, either:</text:p>
      <text:list xml:id="list3868351796653082564" text:style-name="L1">
        <text:list-item>
          <text:p text:style-name="P23">Run the installer file TabScoreIISSetup.msi. <text:s/><text:span text:style-name="T15">If you have proprietary security software installed, please see the section on Windows Defender Firewall. </text:span></text:p>
        </text:list-item>
        <text:list-item>
          <text:p text:style-name="P23">Install IIS manually by following the steps below. <text:s/></text:p>
        </text:list-item>
      </text:list>
      <text:p text:style-name="P22"><text:span text:style-name="T19">IMPORTANT</text:span><text:span text:style-name="T15">: </text:span>In either case, it will be necessary to restart <text:span text:style-name="T15">the PC once this part of the installation is complete. </text:span></text:p>
      <text:p text:style-name="Heading"><text:span text:style-name="T15">Manually Install I</text:span>IS <text:span text:style-name="T15">Features</text:span></text:p>
      <text:p text:style-name="P1">To install the necessary <text:span text:style-name="T5">IIS</text:span> features <text:span text:style-name="T7">on the server PC</text:span>:</text:p>
      <text:list xml:id="list124337955189862" text:continue-numbering="true" text:style-name="L1">
        <text:list-item>
          <text:p text:style-name="P11">Control Panel – Programs – Programs and Features - <text:s/>Turn Windows features on or off (requires Administrator privileges)</text:p>
        </text:list-item>
        <text:list-item>
          <text:p text:style-name="P11">Ensure that the following are selected:</text:p>
          <text:list>
            <text:list-item>
              <text:p text:style-name="P11">.NET Framework 4.7 Advanced Services/<text:span text:style-name="T13">ASP.NET 4.7</text:span></text:p>
            </text:list-item>
            <text:list-item>
              <text:p text:style-name="P11">Internet Information Services</text:p>
            </text:list-item>
            <text:list-item>
              <text:p text:style-name="P11">Internet Information Services/Web Management Tools/IIS Management Console</text:p>
            </text:list-item>
            <text:list-item>
              <text:p text:style-name="P12">Internet Information Services/World Wide Web Services</text:p>
            </text:list-item>
            <text:list-item>
              <text:p text:style-name="P12"><text:soft-page-break/>Internet Information Services/World Wide Web Services/Application Development Features/<text:span text:style-name="T3">ASP.NET 4.7</text:span></text:p>
            </text:list-item>
          </text:list>
        </text:list-item>
      </text:list>
      <text:p text:style-name="Heading"><text:span text:style-name="T15">Manually </text:span>Configure Windows De<text:span text:style-name="T1">fender Firewall</text:span></text:p>
      <text:p text:style-name="P3"><text:span text:style-name="T14">You need to enable </text:span>Port 80 <text:span text:style-name="T7">on the server PC </text:span>for incoming browser requests. <text:s/><text:span text:style-name="T14">If you have proprietary security software installed, then you may need to make the changes in that software. <text:s/>If using just Windows Defender Firewall, then</text:span>:</text:p>
      <text:list xml:id="list9190930219264003586" text:style-name="L2">
        <text:list-item>
          <text:p text:style-name="P13">Control Panel – System and Security – Windows Defender Firewall</text:p>
        </text:list-item>
        <text:list-item>
          <text:p text:style-name="P13">Advanced settings (requires Administrator privileges)</text:p>
        </text:list-item>
        <text:list-item>
          <text:p text:style-name="P13">Inbound Rules – New Rule.</text:p>
        </text:list-item>
        <text:list-item>
          <text:p text:style-name="P13">Port, TCP, Specific Local Ports = 80</text:p>
        </text:list-item>
        <text:list-item>
          <text:p text:style-name="P13">Allow, Private</text:p>
        </text:list-item>
        <text:list-item>
          <text:p text:style-name="P13">Name the rule something meaningful (eg Tabscore Port 80) and Finish</text:p>
        </text:list-item>
      </text:list>
      <text:h text:style-name="P37" text:outline-level="2">Configure and Test Network</text:h>
      <text:p text:style-name="Heading">Configure <text:span text:style-name="T9">Network</text:span></text:p>
      <text:p text:style-name="P8">Various network configu<text:span text:style-name="T12">rations</text:span> are possible. <text:s/><text:span text:style-name="T10">The essential requirement is that the tablet browsers can find the server PC across the router network. <text:s/>One approach is to use a static IP address for the server PC:</text:span></text:p>
      <text:list xml:id="list2982187327915067927" text:style-name="L3">
        <text:list-item>
          <text:p text:style-name="P14">Log on to the router and set a DHCP device reservation (static IP<text:span text:style-name="T11">v4</text:span> address) for the <text:span text:style-name="T11">server PC. <text:s/>If there is no other network, an IP address something like 192.168.0.100 is probably suitable</text:span></text:p>
        </text:list-item>
        <text:list-item>
          <text:p text:style-name="P15"><text:span text:style-name="T15">Setting a DHCP reservation </text:span>may require the PC's physical MAC address. <text:s/>This can be found by opening a command prompt (cmd.exe) and typing 'ipconfig /all'</text:p>
        </text:list-item>
      </text:list>
      <text:p text:style-name="P9">It is possible to have the server PC connected to the internet via one network and TabScore connected via another. <text:s/>This would require 2 networks cards (Wi-Fi or Ethernet). <text:s/>A configuration that has worked successfully is internet on Wi-Fi (using subnet 192.168.0.xxx) and the TabScore router on Ethernet (using subnet 192.168.2.xxx and a static IP address of 192.168.2.100 for the PC)</text:p>
      <text:p text:style-name="Heading"><text:span text:style-name="T15">Test Network Connection</text:span></text:p>
      <text:p text:style-name="P7"><text:span text:style-name="T20">Connect a tablet to the router network. <text:s/>Enter the IP address of the PC in address bar (or default URL) in </text:span>the tablet browser <text:span text:style-name="T18">(so it should look something like http://192.168.0.100)</text:span> <text:s/>If IIS is working correctly, the tablet browser should display the default IIS webpage. </text:p>
      <text:h text:style-name="Heading_20_2" text:outline-level="2"><text:soft-page-break/>TabScore Installation</text:h>
      <text:p text:style-name="P26"><text:span text:style-name="T17">TabScore comprises 2 main components: a web application that runs under the default IIS website; and a Windows executable (TabScoreStarter.exe) that is called by the main scoring program. <text:s/></text:span>Again it is possible to do either an automated or manual installation:</text:p>
      <text:list xml:id="list124337871856562" text:continue-list="list124337955189862" text:style-name="L1">
        <text:list-item>
          <text:p text:style-name="P24">Run the installer file TabScoreSetup.msi. <text:s/><text:span text:style-name="T17">This copies the necessary files and configures IIS to run the web application.</text:span></text:p>
        </text:list-item>
        <text:list-item>
          <text:p text:style-name="P24">Install <text:span text:style-name="T17">TabScore </text:span>manually by following the steps below. <text:s/></text:p>
        </text:list-item>
      </text:list>
      <text:p text:style-name="Heading"><text:span text:style-name="T17">Manually </text:span>Copy Files</text:p>
      <text:p text:style-name="P2"><text:span text:style-name="T17">Unzip TabScore.zip and c</text:span>opy <text:span text:style-name="T4">files and folders to the following locations, creating folders if necessary:</text:span></text:p>
      <text:list xml:id="list6792537922608628875" text:style-name="L4">
        <text:list-item>
          <text:p text:style-name="P17">TabScore folder to C:\Program Files (x86)</text:p>
        </text:list-item>
        <text:list-item>
          <text:p text:style-name="P16">TabScoreDB.txt to C:\Public\TabScore</text:p>
        </text:list-item>
      </text:list>
      <text:p text:style-name="Heading"><text:span text:style-name="T17">Manually </text:span>Configure IIS</text:p>
      <text:p text:style-name="P4">Open the <text:span text:style-name="T2">Internet Information Services </text:span>(IIS) Manager:</text:p>
      <text:list xml:id="list7375284662051325204" text:style-name="L5">
        <text:list-item>
          <text:p text:style-name="P18">Application Pools – Add Application Pool...</text:p>
          <text:list>
            <text:list-item>
              <text:p text:style-name="P18">Name = TabScoreAppPool</text:p>
            </text:list-item>
            <text:list-item>
              <text:p text:style-name="P20">Start application pool immediately</text:p>
            </text:list-item>
          </text:list>
        </text:list-item>
        <text:list-item>
          <text:p text:style-name="P18">TabScoreAppPool – Advanced Settings...</text:p>
          <text:list>
            <text:list-item>
              <text:p text:style-name="P18">Enable 32-Bit Applications = True</text:p>
            </text:list-item>
          </text:list>
        </text:list-item>
        <text:list-item>
          <text:p text:style-name="P18">Sites – <text:span text:style-name="T17">Default Web Site – Add Application</text:span>...</text:p>
          <text:list>
            <text:list-item>
              <text:p text:style-name="P18"><text:span text:style-name="T18">Alias</text:span>: = TabScore</text:p>
            </text:list-item>
            <text:list-item>
              <text:p text:style-name="P18">Application <text:span text:style-name="T8">p</text:span>ool: = TabScoreAppPool</text:p>
            </text:list-item>
            <text:list-item>
              <text:p text:style-name="P19">Physical path: C:\<text:span text:style-name="T4">Program Files (x86)</text:span>\TabScore<text:span text:style-name="T18">\WebApp</text:span></text:p>
            </text:list-item>
            <text:list-item>
              <text:p text:style-name="P20">Start Website immediately</text:p>
            </text:list-item>
          </text:list>
        </text:list-item>
      </text:list>
      <text:h text:style-name="P38" text:outline-level="2">Complete Set-up</text:h>
      <text:p text:style-name="Heading">Test <text:span text:style-name="T20">the TabScore </text:span>Web Application</text:p>
      <text:p text:style-name="P28"><text:span text:style-name="T16">Enter the IP address of the PC in address bar (or default URL) in </text:span>the tablet browser, <text:span text:style-name="T18">followed by /TabScore (so it should look something like http://192.168.0.100/TabScore)</text:span>. <text:s/>If IIS is working correctly, the tablet browser should display the <text:span text:style-name="T18">TabScore start screen</text:span>. </text:p>
      <text:p text:style-name="Heading"><text:soft-page-break/>Modify Scoring Program</text:p>
      <text:p text:style-name="P21"><text:span text:style-name="T20">The scoring program needs to start TabScoreStarter.exe as its wireless scoring software. <text:s/>How this is done varies considerably by scoring program. </text:span></text:p>
      <text:p text:style-name="P30">In EBUScore, this is done from the <text:span text:style-name="T18">TabScore (or ArcScorer or Bridgemate)</text:span> Scoring/Admin tab and BCS Scoring Program – Browse button. <text:s/><text:span text:style-name="T20">Point it to </text:span></text:p>
      <text:p text:style-name="P30"><text:span text:style-name="T20">C:\Program Files(x86)\TabScore\TabScoreStarter.exe</text:span></text:p>
      <text:p text:style-name="P39">Configure the Tablets</text:p>
      <text:p text:style-name="P29"><text:span text:style-name="T20">The tablets do not need any form of special configuration to run TabScore. <text:s/>However, to give a good user experience, it helps to configure and lock down the tablet to some extent. <text:s/>Bedford Bridge Club uses dedicated tablets with the following software: Fully-Kiosk-Browser-v1.28.1; Nova Launcher_v5.5.4 and Icon Changer_v2.0. <text:s/>This has been configured as follows:</text:span></text:p>
      <text:list xml:id="list477088266563316882" text:style-name="L6">
        <text:list-item>
          <text:p text:style-name="P36"><text:span text:style-name="T23">Set Nova Laucher as the default start app.</text:span></text:p>
        </text:list-item>
        <text:list-item>
          <text:p text:style-name="P35"><text:span text:style-name="T23">Set the following settings in Nova Launcher:</text:span></text:p>
          <text:list>
            <text:list-item>
              <text:p text:style-name="P32">Desktop/Desktop grid 4x4</text:p>
            </text:list-item>
            <text:list-item>
              <text:p text:style-name="P32"><text:span text:style-name="T22">Desktop/</text:span>Icon size/<text:span text:style-name="T22">Font size = about 75%</text:span></text:p>
            </text:list-item>
            <text:list-item>
              <text:p text:style-name="P33"><text:span text:style-name="T22">Desktop/Wallpaper scrolling off</text:span></text:p>
            </text:list-item>
            <text:list-item>
              <text:p text:style-name="P33"><text:span text:style-name="T22">App &amp; widget drawers/Frequently used apps off</text:span></text:p>
            </text:list-item>
            <text:list-item>
              <text:p text:style-name="P33"><text:span text:style-name="T22">Dock/Enable off</text:span></text:p>
            </text:list-item>
            <text:list-item>
              <text:p text:style-name="P33"><text:span text:style-name="T22">Look &amp; feel/Normalize icon size off</text:span></text:p>
            </text:list-item>
            <text:list-item>
              <text:p text:style-name="P33"><text:span text:style-name="T22">Look &amp; feel/Screen orientation Force Portrait</text:span></text:p>
            </text:list-item>
            <text:list-item>
              <text:p text:style-name="P33"><text:span text:style-name="T22">Look &amp; feel/Show notification bar off</text:span></text:p>
            </text:list-item>
          </text:list>
        </text:list-item>
        <text:list-item>
          <text:p text:style-name="P34">Using Icon Changer, set the Fully icon to TabScore.png <text:span text:style-name="T24">(included in zip file) </text:span>and set label to TabScore.</text:p>
        </text:list-item>
        <text:list-item>
          <text:p text:style-name="P34">Delete all icons from desktop except TabScore</text:p>
        </text:list-item>
        <text:list-item>
          <text:p text:style-name="P34">Set wallpaper to <text:span text:style-name="T24">something suitable</text:span></text:p>
        </text:list-item>
        <text:list-item>
          <text:p text:style-name="P31">Set Fully start URL to static IP address of laptop <text:span text:style-name="T24">+ /TabScore</text:span></text:p>
        </text:list-item>
        <text:list-item>
          <text:p text:style-name="P31">Set Fully/<text:span text:style-name="T21">Web Zoom and Scaling/Set Font Size = 150%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0a0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text:span text:style-name="MT1">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8:04:27.982000000</meta:creation-date>
    <dc:date>2019-01-16T12:43:36.690000000</dc:date>
    <meta:editing-duration>PT3H13S</meta:editing-duration>
    <meta:editing-cycles>11</meta:editing-cycles>
    <meta:generator>LibreOffice/5.1.4.2$Windows_x86 LibreOffice_project/f99d75f39f1c57ebdd7ffc5f42867c12031db97a</meta:generator>
    <meta:document-statistic meta:table-count="0" meta:image-count="0" meta:object-count="0" meta:page-count="4" meta:paragraph-count="82" meta:word-count="996" meta:character-count="6480" meta:non-whitespace-character-count="5568"/>
  </office:meta>
</office:document-meta>
</file>